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2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1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5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20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9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8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9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1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18-05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6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6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1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1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6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5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4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5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3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12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1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8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5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2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7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1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1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2000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8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7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6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6-07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6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6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1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5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1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1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9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7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4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05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3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9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8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7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9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1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040101593501</text:p>
          </table:table-cell>
          <table:table-cell office:value-type="string" calcext:value-type="string">
            <text:p>1990-07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1" meta:object-count="0"/>
    <meta:user-defined meta:name="AppVersion">3.0</meta:user-defined>
  </office:meta>
</office:document-meta>
</file>